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style:font-name="Futura Std Condensed Light1" fo:font-size="14pt" fo:language="fr" fo:country="FR" style:font-size-asian="14pt" style:font-size-complex="14pt"/>
    </style:style>
    <style:style style:name="P2" style:family="paragraph" style:parent-style-name="Standard">
      <style:text-properties style:font-name="Futura Std Condensed Light1" fo:font-size="14pt" fo:language="fr" fo:country="FR" officeooo:rsid="000d84fe" officeooo:paragraph-rsid="000d84fe" style:font-size-asian="14pt" style:font-size-complex="14pt"/>
    </style:style>
    <style:style style:name="P3" style:family="paragraph" style:parent-style-name="Standard">
      <style:text-properties style:font-name="Futura Std Condensed Light1" fo:font-size="14pt" fo:language="fr" fo:country="FR" officeooo:rsid="000f4cd3" officeooo:paragraph-rsid="000f4cd3" style:font-size-asian="14pt" style:font-size-complex="14pt"/>
    </style:style>
    <style:style style:name="P4" style:family="paragraph" style:parent-style-name="Standard">
      <style:text-properties style:font-name="Futura Std Condensed Light1" fo:font-size="14pt" fo:language="fr" fo:country="FR" officeooo:paragraph-rsid="001203f0" style:font-size-asian="14pt" style:font-size-complex="14pt"/>
    </style:style>
    <style:style style:name="P5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0f4cd3" officeooo:paragraph-rsid="000f4cd3" style:font-size-asian="14pt" style:font-size-complex="14pt"/>
    </style:style>
    <style:style style:name="P7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0f4cd3" officeooo:paragraph-rsid="00104ee4" style:font-size-asian="14pt" style:font-size-complex="14pt"/>
    </style:style>
    <style:style style:name="P8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paragraph-rsid="00104ee4" style:font-size-asian="14pt" style:font-size-complex="14pt"/>
    </style:style>
    <style:style style:name="P9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104ee4" officeooo:paragraph-rsid="00104ee4" style:font-size-asian="14pt" style:font-size-complex="14pt"/>
    </style:style>
    <style:style style:name="P10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0d84fe" officeooo:paragraph-rsid="000f4cd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Futura Std Condensed Light1" fo:font-size="14pt" fo:language="fr" fo:country="FR" fo:font-weight="bold" style:font-size-asian="14pt" style:font-size-complex="14pt"/>
    </style:style>
    <style:style style:name="P12" style:family="paragraph" style:parent-style-name="Standard">
      <style:text-properties style:font-name="Futura Std Condensed Light1" fo:font-size="14pt" fo:language="fr" fo:country="FR" style:text-underline-style="none" officeooo:rsid="000d84fe" officeooo:paragraph-rsid="000d84fe" style:font-size-asian="14pt" style:font-size-complex="14pt"/>
    </style:style>
    <style:style style:name="P13" style:family="paragraph" style:parent-style-name="Standard">
      <style:text-properties style:font-name="Futura Std Condensed Light1" fo:font-size="14pt" fo:language="fr" fo:country="FR" style:text-underline-style="none" officeooo:rsid="000f4cd3" officeooo:paragraph-rsid="000f4cd3" style:font-size-asian="14pt" style:font-size-complex="14pt"/>
    </style:style>
    <style:style style:name="P14" style:family="paragraph" style:parent-style-name="Standard">
      <style:text-properties style:font-name="Futura Std Condensed Light1" fo:font-size="16pt" fo:language="fr" fo:country="FR" fo:font-weight="bold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Futura Std Condensed Light" fo:font-size="16pt" fo:language="fr" fo:country="FR" fo:font-weight="normal" officeooo:rsid="000c7d86" officeooo:paragraph-rsid="000c7d86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" fo:font-size="20pt" fo:language="fr" fo:country="FR" fo:font-weight="bold" officeooo:rsid="000c7d86" officeooo:paragraph-rsid="000c7d86" style:font-size-asian="20pt" style:font-size-complex="20pt"/>
    </style:style>
    <style:style style:name="P17" style:family="paragraph" style:parent-style-name="Standard">
      <style:text-properties style:font-name="Futura Std Condensed Light1" fo:font-size="16pt" fo:language="fr" fo:country="FR" style:font-size-asian="16pt" style:font-size-complex="16pt"/>
    </style:style>
    <style:style style:name="P18" style:family="paragraph" style:parent-style-name="Standard">
      <style:text-properties style:font-name="Futura Std Condensed Light" fo:font-size="14pt" fo:language="fr" fo:country="FR" officeooo:rsid="00138611" officeooo:paragraph-rsid="00138611" style:font-size-asian="14pt" style:font-size-complex="14pt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ff0000" loext:opacity="100%" style:font-name="Futura Std Condensed Light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style:font-name="Futura Std Condensed Light" fo:font-size="14pt" fo:font-weight="bold" style:font-size-asian="14pt" style:font-size-complex="14pt"/>
    </style:style>
    <style:style style:name="P21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4pt" style:font-size-asian="14pt" style:font-size-complex="14pt"/>
    </style:style>
    <style:style style:name="P22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4pt" officeooo:paragraph-rsid="00138611" style:font-size-asian="14pt" style:font-size-complex="14pt"/>
    </style:style>
    <style:style style:name="P23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style:font-name="Futura Std Condensed" fo:font-size="14pt" fo:language="fr" fo:country="FR" fo:font-weight="bold" officeooo:rsid="00138611" officeooo:paragraph-rsid="00138611" style:font-size-asian="14pt" style:font-size-complex="14pt"/>
    </style:style>
    <style:style style:name="P25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text-align="center" style:justify-single-word="false" fo:background-color="transparent"/>
      <style:text-properties fo:color="#000000" loext:opacity="100%" style:font-name="Futura Std Condensed Light" fo:font-size="14pt" fo:font-weight="bold" style:font-size-asian="14pt" style:font-size-complex="14pt"/>
    </style:style>
    <style:style style:name="P26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00a933" loext:opacity="100%" style:font-name="Futura Std Condensed Ligh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cd3" style:font-weight-asian="bold" style:font-weight-complex="bold"/>
    </style:style>
    <style:style style:name="T4" style:family="text">
      <style:text-properties fo:font-weight="bold" officeooo:rsid="001203f0" style:font-weight-asian="bold" style:font-weight-complex="bold"/>
    </style:style>
    <style:style style:name="T5" style:family="text">
      <style:text-properties officeooo:rsid="000d84fe"/>
    </style:style>
    <style:style style:name="T6" style:family="text">
      <style:text-properties officeooo:rsid="000f4cd3"/>
    </style:style>
    <style:style style:name="T7" style:family="text">
      <style:text-properties officeooo:rsid="00104ee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arial"/>
    </style:style>
    <style:style style:name="T10" style:family="text">
      <style:text-properties style:font-name="Futura Std Condensed" fo:font-weight="bold" style:font-weight-asian="bold" style:font-weight-complex="bold"/>
    </style:style>
    <style:style style:name="T11" style:family="text">
      <style:text-properties style:font-name="Futura Std Condensed" fo:font-weight="normal" style:font-weight-asian="normal" style:font-weight-complex="normal"/>
    </style:style>
    <style:style style:name="T12" style:family="text">
      <style:text-properties style:font-name="Futura Std Condensed 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mestique Baston</text:p>
      <text:p text:style-name="P16"/>
      <text:p text:style-name="P16"/>
      <text:p text:style-name="P16"/>
      <text:p text:style-name="P15">Dialog (in French slang) as commentaries during a game. It’s coming through the walls from the neighbors :</text:p>
      <text:p text:style-name="P14"/>
      <text:p text:style-name="P14"/>
      <text:p text:style-name="P14"/>
      <text:p text:style-name="P14"/>
      <text:p text:style-name="P1"><text:span text:style-name="T1">Un mec</text:span> : Et allez ! C'est r'parti ! V'la qu'ils remettent le couvert les deux corniauds d'en dessous. 'Va finir par falloir appeler la BAC à ce tarif ! Non mais t'entends ça ?</text:p>
      <text:p text:style-name="P1"><text:span text:style-name="T1">Une nana</text:span> : Avec tout ce raffut qu'ils font ils vont réveiller le p'tit !</text:p>
      <text:p text:style-name="P1">...</text:p>
      <text:p text:style-name="P5">Un bébé se met à pleurer <text:span text:style-name="T6">(jusqu’à la fin avec de courtes intermi</text:span><text:span text:style-name="T7">t</text:span><text:span text:style-name="T6">tences)</text:span>.</text:p>
      <text:p text:style-name="P1"><text:span text:style-name="T1">Une nana </text:span>:(plus fort): Et voilà ! J'l'attendais !</text:p>
      <text:p text:style-name="P1"><text:span text:style-name="T1">Un mec </text:span>:(plus fort) : Mais fais taire ce lardon, on va pas supporter ça en plus !</text:p>
      <text:p text:style-name="P1"><text:span text:style-name="T1">Une nana </text:span>:(encore plus fort) : Hé ! Il y est pour rien, c'est les aut's marioles, là !</text:p>
      <text:p text:style-name="P2"><text:span text:style-name="T2">Un gamin </text:span>: Maman, Maurice y’ fait trop d’boucan !</text:p>
      <text:p text:style-name="P2"><text:span text:style-name="T2">Un</text:span><text:span text:style-name="T4">e</text:span><text:span text:style-name="T2"> nana </text:span>: Tais-toi, mon chéri !</text:p>
      <text:p text:style-name="P1"><text:span text:style-name="T1">Un mec</text:span> : Gruau ! Mais ils vont pas la boucler ?</text:p>
      <text:p text:style-name="P5">Un clebs se met à aboyer.</text:p>
      <text:p text:style-name="P1"><text:span text:style-name="T1">Une nana</text:span> : Et allez ! Le clébard maint'nant !</text:p>
      <text:p text:style-name="P1"><text:span text:style-name="T1">Un mec</text:span> (toujours plus fort) : <text:span text:style-name="T5">Mireille</text:span>, arrête d'aboyer, bon sang !</text:p>
      <text:p text:style-name="P8">Un clebs se <text:span text:style-name="T7">tait</text:span>.</text:p>
      <text:p text:style-name="P4"><text:span text:style-name="T1">Une nana</text:span> : Hé ! Tu me parles pas comme ça, compris ?</text:p>
      <text:p text:style-name="P1"><text:span text:style-name="T1">Un mec</text:span> : Je cause au clebs, nom de Zeus !</text:p>
      <text:p text:style-name="P1"><text:span text:style-name="T1">Une nana </text:span>: Oui, ben fais pas l'vaseux et coupe-leurs le sifflet !</text:p>
      <text:p text:style-name="P8">Un clebs se <text:span text:style-name="T7">re</text:span>met à aboyer.</text:p>
      <text:p text:style-name="P2"><text:span text:style-name="T2">Un gamin </text:span>: Papa, <text:span text:style-name="T6">y’a </text:span>Maurice <text:span text:style-name="T7">et Mireille </text:span><text:span text:style-name="T6">qui</text:span> <text:span text:style-name="T7">font</text:span> trop d’boucan!</text:p>
      <text:p text:style-name="P1"><text:span text:style-name="T1">Un mec </text:span>: <text:span text:style-name="T5">Ah ! Ne t’y mets pas toi aussi, hein ! </text:span>Attends donc une minute...</text:p>
      <text:p text:style-name="P1">... (il va chercher un balais)</text:p>
      <text:p text:style-name="P5">On frappe au sol (avec un balai<text:span text:style-name="T7">) </text:span>!</text:p>
      <text:p text:style-name="P9">Un clebs se tait.</text:p>
      <text:p text:style-name="P12"><text:span text:style-name="T2">Un gamin </text:span>: C’est toujours pareil ! Tais-toi ! F<text:span text:style-name="T6">ais ci, f</text:span>ais pas ça ! Vas ranger ton bocal ! J’en ai maaaaaa-reuh !</text:p>
      <text:p text:style-name="P12"><text:span text:style-name="T2">U</text:span><text:span text:style-name="T3">n mec </text:span>: Raymond, <text:span text:style-name="T6">boucles tes écluses nom de nom !</text:span></text:p>
      <text:p text:style-name="P10">On re-frappe !</text:p>
      <text:p text:style-name="P13"><text:span text:style-name="T2">Un gamin </text:span>: Chui sur que vous m’avez adopté !</text:p>
      <text:p text:style-name="P5">On re-<text:span text:style-name="T6">re</text:span>-frappe <text:span text:style-name="T6">(plus longtemps) </text:span>!</text:p>
      <text:p text:style-name="P13"><text:span text:style-name="T2">Un mec </text:span>: Ca suffit maintenant, file dans ta cambuse, j’veux plus t’entendre !</text:p>
      <text:p text:style-name="P6"><text:soft-page-break/><text:span text:style-name="T2">Un gamin </text:span>: Personne ne m’aime !</text:p>
      <text:p text:style-name="P6"><text:span text:style-name="T2">Une nana </text:span>: Raymond !</text:p>
      <text:p text:style-name="P1">...</text:p>
      <text:p text:style-name="P1"><text:span text:style-name="T1">Une nana </text:span>: Vas donc user ta salive un peu plus près d'leurs oreilles pour voir pasque d'ici, le p'tit n'est pas près de rejoindre Morphée !</text:p>
      <text:p text:style-name="P1"><text:span text:style-name="T1">Un mec</text:span> : Ouais. Bon, j'descends, ras le bol de leurs âneries !</text:p>
      <text:p text:style-name="P5">Une porte claque.</text:p>
      <text:p text:style-name="P11">Début de boucle</text:p>
      <text:p text:style-name="P1">...</text:p>
      <text:p text:style-name="P1">On sonne à la porte.</text:p>
      <text:p text:style-name="P3">On re-sonne !</text:p>
      <text:p text:style-name="P7">Un clebs se <text:span text:style-name="T7">re-re</text:span>met à aboyer.</text:p>
      <text:p text:style-name="P1">On re-<text:span text:style-name="T6">re</text:span>-sonne (plus <text:span text:style-name="T6">long et plus </text:span>insistant).</text:p>
      <text:p text:style-name="P1">...</text:p>
      <text:p text:style-name="P5">Une porte re-claque.</text:p>
      <text:p text:style-name="P1"><text:span text:style-name="T1">Une nana</text:span> : Mais tu devais pas leur faire arrêter ce cirque, bon sang de bois ? J'arrive pas à faire s'éteindre le p'tit !</text:p>
      <text:p text:style-name="P1"><text:span text:style-name="T1">Un mec</text:span> : Tu parles, ils z'entendent rien à se cogner comme ça.</text:p>
      <text:p text:style-name="P1"><text:span text:style-name="T1">Une nana</text:span> : Fais l'22 !</text:p>
      <text:p text:style-name="P1"><text:span text:style-name="T1">Un mec</text:span> : <text:span text:style-name="T5">Mireille</text:span> ! Je vais finir par te claquer le museau !</text:p>
      <text:p text:style-name="P8">Un clebs se <text:span text:style-name="T7">tait</text:span>.</text:p>
      <text:p text:style-name="P1"><text:span text:style-name="T1">Une nana</text:span> (fort): Hé ! Tu me parles pas comme ça, j'te dis !</text:p>
      <text:p text:style-name="P1"><text:span text:style-name="T1">Un mec</text:span> (fort): Je cause au clebs, nom de Zeus !</text:p>
      <text:p text:style-name="P1">...</text:p>
      <text:p text:style-name="P1"><text:span text:style-name="T1">Un mec</text:span> : Chabrot ! J're-dégringole leur dire ma façon d'penser à ces bourricots !</text:p>
      <text:p text:style-name="P5">Une porte claque.</text:p>
      <text:p text:style-name="P11">Fin de boucl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VERSION COURTE</text:p>
      <text:p text:style-name="P24"/>
      <text:p text:style-name="P20"/>
      <text:p text:style-name="P21"><text:span text:style-name="T11">Un mec </text:span>: Et allez ! C'est r'parti ! V'la qu'ils remettent le couvert les deux corniauds d'en dessous. 'Va finir par falloir appeler la BAC à ce tarif ! Non mais t'entends ça ?</text:p>
      <text:p text:style-name="P21"><text:span text:style-name="T12">Une nana</text:span> : Avec tout ce raffut qu'ils font ils vont réveiller le p'tit !</text:p>
      <text:p text:style-name="P21">...</text:p>
      <text:p text:style-name="P23">Un bébé se met à pleurer (jusqu’à la fin avec de courtes intermittences).</text:p>
      <text:p text:style-name="P22"><text:span text:style-name="T12">Une nana</text:span>:(plus fort): Et voilà ! J'l'attendais !</text:p>
      <text:p text:style-name="P22"><text:span text:style-name="T11">Un mec </text:span>:(plus fort) : Mais fais taire ce lardon, on va pas supporter ça en plus !</text:p>
      <text:p text:style-name="P22"><text:span text:style-name="T12">Une nana</text:span>:(encore plus fort) : Hé ! Il y est pour rien, c'est les aut's marioles, là !</text:p>
      <text:p text:style-name="P22"><text:span text:style-name="T11">Un mec </text:span>: Gruau ! Mais ils vont pas la boucler ?</text:p>
      <text:p text:style-name="P19">Un clebs se met à aboyer.</text:p>
      <text:p text:style-name="P22"><text:span text:style-name="T12">Une nana</text:span>: Et allez ! Le clébard maint'nant !</text:p>
      <text:p text:style-name="P22"><text:span text:style-name="T11">Un mec </text:span>(toujours plus fort) : Mireille, arrête d'aboyer, bon sang !</text:p>
      <text:p text:style-name="P22"><text:span text:style-name="T12">Une nana</text:span>: Hé ! Tu me parles pas comme ça, compris ?</text:p>
      <text:p text:style-name="P26">Un clebs se tait.</text:p>
      <text:p text:style-name="P22"><text:span text:style-name="T11">Un mec </text:span>: Je cause au clebs, nom de Zeus !</text:p>
      <text:p text:style-name="P22"><text:span text:style-name="T12">Une nana </text:span>: Oui, ben fais pas l'vaseux et vas leur couper le sifflet !</text:p>
      <text:p text:style-name="P19">Un clebs se remet à aboyer.</text:p>
      <text:p text:style-name="P22"><text:span text:style-name="T11">Un mec </text:span>: <text:span text:style-name="T8">Quelques instants</text:span>. Attends donc une minute...</text:p>
      <text:p text:style-name="P21">... (il va chercher un balais)</text:p>
      <text:p text:style-name="P23">On frappe au sol/plafond (avec un balai) !</text:p>
      <text:p text:style-name="P26">Un clebs se tait.</text:p>
      <text:p text:style-name="P23">On re-frappe !</text:p>
      <text:p text:style-name="P23">On re-re-frappe (plus longtemps) !</text:p>
      <text:p text:style-name="P21">...</text:p>
      <text:p text:style-name="P22"><text:span text:style-name="T12">Une nana</text:span>: Vas donc user ta salive un peu plus près d'leurs oreilles pour voir pasque d'ici, le p'tit n'est pas près de rejoindre Morphée !</text:p>
      <text:p text:style-name="P22"><text:span text:style-name="T11">Un mec </text:span>: Ouais. Bon, j'descends, ras le bol de leurs âneries !</text:p>
      <text:p text:style-name="P23">Une porte claque.</text:p>
      <text:p text:style-name="P23">Bruits d'escalier (?).</text:p>
      <text:p text:style-name="P25">Début de boucle</text:p>
      <text:p text:style-name="P21">...</text:p>
      <text:p text:style-name="P21">On sonne à la porte.</text:p>
      <text:p text:style-name="P19">Un clebs se re-remet à aboyer.</text:p>
      <text:p text:style-name="P21">On re-sonne !</text:p>
      <text:p text:style-name="P21">On re-re-sonne (plus long et plus insistant).</text:p>
      <text:p text:style-name="P21">...</text:p>
      <text:p text:style-name="P23">Bruits d'escalier (?).</text:p>
      <text:p text:style-name="P23">Une porte re-claque.</text:p>
      <text:p text:style-name="P22"><text:span text:style-name="T12">Une nana</text:span>: Mais tu devais pas leur faire arrêter ce cirque, bon sang de bois ? J'arrive pas à faire s'éteindre le p'tit !</text:p>
      <text:p text:style-name="P22"><text:soft-page-break/><text:span text:style-name="T11">Un mec </text:span>: Tu parles, ils 'entendent rien à se cogner comme ça.</text:p>
      <text:p text:style-name="P22"><text:span text:style-name="T12">Une nana</text:span>: Fais l'22 !</text:p>
      <text:p text:style-name="P22"><text:span text:style-name="T11">Un mec </text:span>: Mireille ! Je vais finir par te claquer le museau !</text:p>
      <text:p text:style-name="P22"><text:span text:style-name="T12">Une nana</text:span>(fort): Hé ! Tu me parles pas comme ça, j'te dis !</text:p>
      <text:p text:style-name="P26">Un clebs se tait.</text:p>
      <text:p text:style-name="P22"><text:span text:style-name="T11">Un mec </text:span>(fort): Je cause au clebs, nom de Zeus !</text:p>
      <text:p text:style-name="P21">...</text:p>
      <text:p text:style-name="P22"><text:span text:style-name="T11">Un mec </text:span>: Chabrot ! J're-dégringole leur dire ma façon d'penser à ces bourricots !</text:p>
      <text:p text:style-name="P23">Une porte claque.</text:p>
      <text:p text:style-name="P23">Bruits d'escalier (?).</text:p>
      <text:p text:style-name="P25">Fin de boucle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08:59:58.003000000</meta:creation-date>
    <dc:date>2022-06-15T19:37:09.636000000</dc:date>
    <meta:editing-duration>PT28M15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4" meta:paragraph-count="105" meta:word-count="961" meta:character-count="4667" meta:non-whitespace-character-count="3811"/>
  </office:meta>
</office:document-meta>
</file>